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.942cm"/>
    </style:style>
    <style:style style:name="Table10.B" style:family="table-column">
      <style:table-column-properties style:column-width="5.969cm"/>
    </style:style>
    <style:style style:name="Table10.C" style:family="table-column">
      <style:table-column-properties style:column-width="2.381cm"/>
    </style:style>
    <style:style style:name="Table10.D" style:family="table-column">
      <style:table-column-properties style:column-width="2.117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1" style:family="paragraph" style:parent-style-name="Table_20_Contents">
      <style:text-properties officeooo:rsid="000fe471" officeooo:paragraph-rsid="000fe471"/>
    </style:style>
    <style:style style:name="P22" style:family="paragraph" style:parent-style-name="Table_20_Contents">
      <style:text-properties officeooo:rsid="00146052" officeooo:paragraph-rsid="00146052"/>
    </style:style>
    <style:style style:name="P23" style:family="paragraph" style:parent-style-name="Table_20_Contents">
      <style:text-properties officeooo:rsid="0015aced" officeooo:paragraph-rsid="0015aced"/>
    </style:style>
    <style:style style:name="P24" style:family="paragraph" style:parent-style-name="Table_20_Contents">
      <style:text-properties officeooo:rsid="0016bdfe" officeooo:paragraph-rsid="0016bdfe"/>
    </style:style>
    <style:style style:name="P25" style:family="paragraph" style:parent-style-name="Table_20_Contents">
      <style:text-properties officeooo:rsid="001b9da3" officeooo:paragraph-rsid="001b9da3"/>
    </style:style>
    <style:style style:name="P26" style:family="paragraph" style:parent-style-name="Table_20_Contents">
      <style:text-properties officeooo:rsid="001dbac9" officeooo:paragraph-rsid="001dbac9"/>
    </style:style>
    <style:style style:name="P27" style:family="paragraph" style:parent-style-name="Table_20_Contents">
      <style:text-properties officeooo:rsid="00226224" officeooo:paragraph-rsid="00226224"/>
    </style:style>
    <style:style style:name="P28" style:family="paragraph" style:parent-style-name="Table_20_Contents">
      <style:text-properties officeooo:rsid="002df5ba" officeooo:paragraph-rsid="002df5ba"/>
    </style:style>
    <style:style style:name="P29" style:family="paragraph" style:parent-style-name="Table_20_Contents">
      <style:text-properties officeooo:rsid="002f6fb2" officeooo:paragraph-rsid="002f6fb2"/>
    </style:style>
    <style:style style:name="P30" style:family="paragraph" style:parent-style-name="Table_20_Contents">
      <style:text-properties officeooo:rsid="006a07c5" officeooo:paragraph-rsid="006a07c5"/>
    </style:style>
    <style:style style:name="P31" style:family="paragraph" style:parent-style-name="Table_20_Contents">
      <style:text-properties officeooo:rsid="006bce35" officeooo:paragraph-rsid="006bce35"/>
    </style:style>
    <style:style style:name="P32" style:family="paragraph" style:parent-style-name="Table_20_Contents">
      <style:text-properties officeooo:rsid="0077a136" officeooo:paragraph-rsid="0077a136"/>
    </style:style>
    <style:style style:name="P33" style:family="paragraph" style:parent-style-name="Table_20_Contents">
      <style:text-properties officeooo:rsid="0088d330" officeooo:paragraph-rsid="0088d330"/>
    </style:style>
    <style:style style:name="P34" style:family="paragraph" style:parent-style-name="Table_20_Contents">
      <style:text-properties officeooo:rsid="00a6f329" officeooo:paragraph-rsid="00a6f329"/>
    </style:style>
    <style:style style:name="P35" style:family="paragraph" style:parent-style-name="Table_20_Contents">
      <style:text-properties officeooo:rsid="0012f9fc" officeooo:paragraph-rsid="0012f9fc"/>
    </style:style>
    <style:style style:name="P36" style:family="paragraph" style:parent-style-name="Table_20_Contents">
      <style:text-properties officeooo:rsid="00349e60" officeooo:paragraph-rsid="00349e60"/>
    </style:style>
    <style:style style:name="P37" style:family="paragraph" style:parent-style-name="Table_20_Contents">
      <style:text-properties officeooo:rsid="00afe6c9" officeooo:paragraph-rsid="00afe6c9"/>
    </style:style>
    <style:style style:name="P38" style:family="paragraph" style:parent-style-name="Table_20_Contents">
      <style:text-properties officeooo:rsid="00b1d47c" officeooo:paragraph-rsid="0101ef39"/>
    </style:style>
    <style:style style:name="P39" style:family="paragraph" style:parent-style-name="Table_20_Contents">
      <style:text-properties officeooo:rsid="00b78f36" officeooo:paragraph-rsid="00b78f36"/>
    </style:style>
    <style:style style:name="P40" style:family="paragraph" style:parent-style-name="Table_20_Contents">
      <style:text-properties officeooo:rsid="00bf00a5" officeooo:paragraph-rsid="00bf00a5"/>
    </style:style>
    <style:style style:name="P41" style:family="paragraph" style:parent-style-name="Table_20_Contents">
      <style:text-properties officeooo:rsid="00d2693f" officeooo:paragraph-rsid="00d2693f"/>
    </style:style>
    <style:style style:name="P42" style:family="paragraph" style:parent-style-name="Table_20_Contents">
      <style:text-properties officeooo:rsid="00dba9a6" officeooo:paragraph-rsid="00dba9a6"/>
    </style:style>
    <style:style style:name="P43" style:family="paragraph" style:parent-style-name="Table_20_Contents">
      <style:text-properties officeooo:rsid="00ec30b5" officeooo:paragraph-rsid="00ec30b5"/>
    </style:style>
    <style:style style:name="P44" style:family="paragraph" style:parent-style-name="Table_20_Contents">
      <style:text-properties officeooo:rsid="0103b822" officeooo:paragraph-rsid="0103b822"/>
    </style:style>
    <style:style style:name="P45" style:family="paragraph" style:parent-style-name="Table_20_Contents">
      <style:text-properties officeooo:rsid="01105627" officeooo:paragraph-rsid="01105627"/>
    </style:style>
    <style:style style:name="P46" style:family="paragraph" style:parent-style-name="Table_20_Contents">
      <style:text-properties officeooo:rsid="00469698" officeooo:paragraph-rsid="0126cb87"/>
    </style:style>
    <style:style style:name="P47" style:family="paragraph" style:parent-style-name="Table_20_Contents">
      <style:text-properties officeooo:rsid="013ef502" officeooo:paragraph-rsid="013ef502"/>
    </style:style>
    <style:style style:name="P48" style:family="paragraph" style:parent-style-name="Table_20_Contents">
      <style:text-properties officeooo:rsid="013f8315" officeooo:paragraph-rsid="013f8315"/>
    </style:style>
    <style:style style:name="P49" style:family="paragraph" style:parent-style-name="Table_20_Contents">
      <style:text-properties officeooo:rsid="01404e40" officeooo:paragraph-rsid="01404e40"/>
    </style:style>
    <style:style style:name="P50" style:family="paragraph" style:parent-style-name="Table_20_Contents">
      <style:text-properties officeooo:rsid="017437b6" officeooo:paragraph-rsid="017437b6"/>
    </style:style>
    <style:style style:name="P51" style:family="paragraph" style:parent-style-name="Table_20_Contents">
      <style:text-properties officeooo:rsid="0175413c" officeooo:paragraph-rsid="0175413c"/>
    </style:style>
    <style:style style:name="P52" style:family="paragraph" style:parent-style-name="Table_20_Contents">
      <style:text-properties officeooo:rsid="0176eb75" officeooo:paragraph-rsid="0176eb75"/>
    </style:style>
    <style:style style:name="P53" style:family="paragraph" style:parent-style-name="Table_20_Contents">
      <style:text-properties officeooo:rsid="017c036e" officeooo:paragraph-rsid="017c9d49"/>
    </style:style>
    <style:style style:name="P54" style:family="paragraph" style:parent-style-name="Table_20_Contents">
      <style:text-properties officeooo:rsid="0180105a" officeooo:paragraph-rsid="0180105a"/>
    </style:style>
    <style:style style:name="P55" style:family="paragraph" style:parent-style-name="Table_20_Contents">
      <style:text-properties officeooo:rsid="019ca378" officeooo:paragraph-rsid="019ca378"/>
    </style:style>
    <style:style style:name="P56" style:family="paragraph" style:parent-style-name="Table_20_Contents">
      <style:text-properties officeooo:rsid="01af9c8c" officeooo:paragraph-rsid="01af9c8c"/>
    </style:style>
    <style:style style:name="P57" style:family="paragraph" style:parent-style-name="Table_20_Contents">
      <style:text-properties officeooo:rsid="0074c38a" officeooo:paragraph-rsid="01c7426a" fo:background-color="#00cc33"/>
    </style:style>
    <style:style style:name="P58" style:family="paragraph" style:parent-style-name="Table_20_Contents">
      <style:text-properties officeooo:rsid="0074c38a" officeooo:paragraph-rsid="0074c38a" fo:background-color="#00cc33"/>
    </style:style>
    <style:style style:name="P59" style:family="paragraph" style:parent-style-name="Table_20_Contents">
      <style:text-properties officeooo:rsid="00775f4e" officeooo:paragraph-rsid="011da902" fo:background-color="#00cc33"/>
    </style:style>
    <style:style style:name="P60" style:family="paragraph" style:parent-style-name="Table_20_Contents">
      <style:text-properties officeooo:rsid="00775f4e" officeooo:paragraph-rsid="00775f4e" fo:background-color="#00cc33"/>
    </style:style>
    <style:style style:name="P61" style:family="paragraph" style:parent-style-name="Table_20_Contents">
      <style:text-properties officeooo:rsid="00775f4e" officeooo:paragraph-rsid="011f5407" fo:background-color="#00cc33"/>
    </style:style>
    <style:style style:name="P62" style:family="paragraph" style:parent-style-name="Table_20_Contents">
      <style:text-properties officeooo:rsid="00775f4e" officeooo:paragraph-rsid="011e5504" fo:background-color="#00cc33"/>
    </style:style>
    <style:style style:name="P63" style:family="paragraph" style:parent-style-name="Table_20_Contents">
      <style:text-properties officeooo:rsid="00775f4e" officeooo:paragraph-rsid="00d502e2" fo:background-color="#00cc33"/>
    </style:style>
    <style:style style:name="P64" style:family="paragraph" style:parent-style-name="Table_20_Contents">
      <style:text-properties officeooo:rsid="01c03a91" officeooo:paragraph-rsid="01c03a91" fo:background-color="#00cc33"/>
    </style:style>
    <style:style style:name="P65" style:family="paragraph" style:parent-style-name="Table_20_Contents">
      <style:text-properties officeooo:rsid="0099d977" officeooo:paragraph-rsid="0099d977" fo:background-color="#00cc33"/>
    </style:style>
    <style:style style:name="P66" style:family="paragraph" style:parent-style-name="Table_20_Contents">
      <style:text-properties officeooo:rsid="0009f559" officeooo:paragraph-rsid="0009f559" fo:background-color="#00cc33"/>
    </style:style>
    <style:style style:name="P67" style:family="paragraph" style:parent-style-name="Table_20_Contents">
      <style:text-properties officeooo:rsid="0009f559" officeooo:paragraph-rsid="00b0b58a" fo:background-color="#00cc33"/>
    </style:style>
    <style:style style:name="P68" style:family="paragraph" style:parent-style-name="Table_20_Contents">
      <style:text-properties officeooo:rsid="00afe6c9" officeooo:paragraph-rsid="00afe6c9" fo:background-color="#00cc33"/>
    </style:style>
    <style:style style:name="P69" style:family="paragraph" style:parent-style-name="Table_20_Contents">
      <style:text-properties officeooo:rsid="011ff99e" officeooo:paragraph-rsid="011ff99e" fo:background-color="#00cc33"/>
    </style:style>
    <style:style style:name="P70" style:family="paragraph" style:parent-style-name="Table_20_Contents">
      <style:text-properties officeooo:rsid="00d34e7c" officeooo:paragraph-rsid="00d34e7c" fo:background-color="#00cc33"/>
    </style:style>
    <style:style style:name="P71" style:family="paragraph" style:parent-style-name="Table_20_Contents">
      <style:text-properties officeooo:rsid="012174c2" officeooo:paragraph-rsid="012174c2" fo:background-color="#00cc33"/>
    </style:style>
    <style:style style:name="P72" style:family="paragraph" style:parent-style-name="Table_20_Contents">
      <style:text-properties officeooo:rsid="00889f08" officeooo:paragraph-rsid="00889f08" fo:background-color="#00cc33"/>
    </style:style>
    <style:style style:name="P73" style:family="paragraph" style:parent-style-name="Table_20_Contents">
      <style:text-properties officeooo:rsid="00ae0eb8" officeooo:paragraph-rsid="00ae0eb8" fo:background-color="#00cc33"/>
    </style:style>
    <style:style style:name="P74" style:family="paragraph" style:parent-style-name="Table_20_Contents">
      <style:text-properties officeooo:rsid="0121ccce" officeooo:paragraph-rsid="0121ccce" fo:background-color="#00cc33"/>
    </style:style>
    <style:style style:name="P75" style:family="paragraph" style:parent-style-name="Table_20_Contents">
      <style:text-properties officeooo:rsid="009d6ac3" officeooo:paragraph-rsid="009d6ac3" fo:background-color="#00cc33"/>
    </style:style>
    <style:style style:name="P76" style:family="paragraph" style:parent-style-name="Table_20_Contents">
      <style:text-properties officeooo:rsid="0009de28" officeooo:paragraph-rsid="0009de28" fo:background-color="#00cc33"/>
    </style:style>
    <style:style style:name="P77" style:family="paragraph" style:parent-style-name="Table_20_Contents">
      <style:text-properties officeooo:rsid="01c13fed" officeooo:paragraph-rsid="01c13fed" fo:background-color="#00cc33"/>
    </style:style>
    <style:style style:name="P78" style:family="paragraph" style:parent-style-name="Table_20_Contents">
      <style:text-properties officeooo:rsid="01b5cf72" officeooo:paragraph-rsid="01b5cf72" fo:background-color="#00cc33"/>
    </style:style>
    <style:style style:name="P79" style:family="paragraph" style:parent-style-name="Table_20_Contents">
      <style:text-properties officeooo:rsid="012493b0" officeooo:paragraph-rsid="012493b0" fo:background-color="#00cc33"/>
    </style:style>
    <style:style style:name="P80" style:family="paragraph" style:parent-style-name="Table_20_Contents">
      <style:text-properties officeooo:rsid="00822590" officeooo:paragraph-rsid="00822590" fo:background-color="#00cc33"/>
    </style:style>
    <style:style style:name="P81" style:family="paragraph" style:parent-style-name="Table_20_Contents">
      <style:text-properties officeooo:rsid="006f5b70" officeooo:paragraph-rsid="006f5b70" fo:background-color="#00cc33"/>
    </style:style>
    <style:style style:name="P82" style:family="paragraph" style:parent-style-name="Table_20_Contents">
      <style:text-properties officeooo:rsid="01b6f529" officeooo:paragraph-rsid="01b6f529" fo:background-color="#00cc33"/>
    </style:style>
    <style:style style:name="P83" style:family="paragraph" style:parent-style-name="Table_20_Contents">
      <style:text-properties officeooo:rsid="01def2d3" officeooo:paragraph-rsid="01def2d3" fo:background-color="#00cc33"/>
    </style:style>
    <style:style style:name="P84" style:family="paragraph" style:parent-style-name="Table_20_Contents">
      <style:text-properties officeooo:rsid="01def2d3" officeooo:paragraph-rsid="00775f4e" fo:background-color="#00cc33"/>
    </style:style>
    <style:style style:name="P85" style:family="paragraph" style:parent-style-name="Table_20_Contents">
      <style:text-properties officeooo:rsid="01e51ae6" officeooo:paragraph-rsid="01e51ae6" fo:background-color="#00cc33"/>
    </style:style>
    <style:style style:name="P86" style:family="paragraph" style:parent-style-name="Table_20_Contents">
      <style:text-properties officeooo:rsid="01e51ae6" officeooo:paragraph-rsid="02162d7e" fo:background-color="#00cc33"/>
    </style:style>
    <style:style style:name="P87" style:family="paragraph" style:parent-style-name="Table_20_Contents">
      <style:text-properties officeooo:rsid="01d37650" officeooo:paragraph-rsid="01d37650"/>
    </style:style>
    <style:style style:name="P88" style:family="paragraph" style:parent-style-name="Table_20_Contents">
      <style:text-properties officeooo:rsid="01d63e30" officeooo:paragraph-rsid="01d63e30"/>
    </style:style>
    <style:style style:name="P89" style:family="paragraph" style:parent-style-name="Table_20_Contents">
      <style:text-properties officeooo:rsid="01dc07b3" officeooo:paragraph-rsid="01dc07b3"/>
    </style:style>
    <style:style style:name="P90" style:family="paragraph" style:parent-style-name="Table_20_Contents">
      <style:text-properties officeooo:rsid="01df1949" officeooo:paragraph-rsid="01df1949"/>
    </style:style>
    <style:style style:name="P91" style:family="paragraph" style:parent-style-name="Table_20_Contents">
      <style:text-properties officeooo:rsid="01e0ff6c" officeooo:paragraph-rsid="01e0ff6c"/>
    </style:style>
    <style:style style:name="P92" style:family="paragraph" style:parent-style-name="Table_20_Contents">
      <style:text-properties officeooo:rsid="01e69c8c" officeooo:paragraph-rsid="01e69c8c"/>
    </style:style>
    <style:style style:name="P93" style:family="paragraph" style:parent-style-name="Table_20_Contents">
      <style:text-properties officeooo:rsid="01e9fe96" officeooo:paragraph-rsid="01e9fe96"/>
    </style:style>
    <style:style style:name="P94" style:family="paragraph" style:parent-style-name="Table_20_Contents">
      <style:text-properties officeooo:rsid="01f45c89" officeooo:paragraph-rsid="01f45c89"/>
    </style:style>
    <style:style style:name="P95" style:family="paragraph" style:parent-style-name="Table_20_Contents">
      <style:text-properties officeooo:rsid="01f6e952" officeooo:paragraph-rsid="01f6e952"/>
    </style:style>
    <style:style style:name="P96" style:family="paragraph" style:parent-style-name="Table_20_Contents">
      <style:text-properties officeooo:rsid="0206f407" officeooo:paragraph-rsid="0206f407" fo:background-color="#00cc00"/>
    </style:style>
    <style:style style:name="P97" style:family="paragraph" style:parent-style-name="Table_20_Contents">
      <style:text-properties officeooo:rsid="020f0be0" officeooo:paragraph-rsid="020f0be0" fo:background-color="#00cc00"/>
    </style:style>
    <style:style style:name="P98" style:family="paragraph" style:parent-style-name="Table_20_Contents">
      <style:text-properties officeooo:rsid="0209e04d" officeooo:paragraph-rsid="0209e04d"/>
    </style:style>
    <style:style style:name="P99" style:family="paragraph" style:parent-style-name="Table_20_Contents">
      <style:text-properties officeooo:rsid="02406a8c" officeooo:paragraph-rsid="02406a8c"/>
    </style:style>
    <style:style style:name="P100" style:family="paragraph" style:parent-style-name="Table_20_Contents">
      <style:text-properties officeooo:rsid="0282c4e3" officeooo:paragraph-rsid="0282c4e3"/>
    </style:style>
    <style:style style:name="P101" style:family="paragraph" style:parent-style-name="Standard">
      <style:text-properties officeooo:paragraph-rsid="02233580"/>
    </style:style>
    <style:style style:name="P102" style:family="paragraph" style:parent-style-name="Standard">
      <style:text-properties style:font-name="Liberation Mono" fo:font-size="11pt" fo:font-style="normal" fo:font-weight="normal" officeooo:rsid="021db840" officeooo:paragraph-rsid="021db840" style:font-size-asian="11pt" style:font-style-asian="normal" style:font-weight-asian="normal"/>
    </style:style>
    <style:style style:name="P103" style:family="paragraph" style:parent-style-name="Standard">
      <style:text-properties style:font-name="Liberation Mono" fo:font-size="11pt" fo:font-style="normal" fo:font-weight="normal" officeooo:rsid="021db840" officeooo:paragraph-rsid="0261cbf9" style:font-size-asian="11pt" style:font-style-asian="normal" style:font-weight-asian="normal"/>
    </style:style>
    <style:style style:name="P104" style:family="paragraph" style:parent-style-name="Standard">
      <style:text-properties style:font-name="Liberation Mono" fo:font-size="11pt" fo:font-style="normal" fo:font-weight="normal" officeooo:rsid="0225f8d5" officeooo:paragraph-rsid="0225f8d5" style:font-size-asian="11pt" style:font-style-asian="normal" style:font-weight-asian="normal"/>
    </style:style>
    <style:style style:name="P105" style:family="paragraph" style:parent-style-name="Standard">
      <style:text-properties style:font-name="Liberation Mono" fo:font-size="11pt" fo:font-style="normal" fo:font-weight="normal" officeooo:rsid="0225f8d5" officeooo:paragraph-rsid="026c7d12" style:font-size-asian="11pt" style:font-style-asian="normal" style:font-weight-asian="normal"/>
    </style:style>
    <style:style style:name="P106" style:family="paragraph" style:parent-style-name="Standard">
      <style:text-properties style:font-name="Liberation Mono" fo:font-size="11pt" fo:font-style="normal" fo:font-weight="normal" officeooo:rsid="0226f299" officeooo:paragraph-rsid="0226f299" style:font-size-asian="11pt" style:font-style-asian="normal" style:font-weight-asian="normal"/>
    </style:style>
    <style:style style:name="P107" style:family="paragraph" style:parent-style-name="Text_20_body">
      <style:text-properties officeooo:rsid="0111bd4d" officeooo:paragraph-rsid="00e55bcf"/>
    </style:style>
    <style:style style:name="P108" style:family="paragraph" style:parent-style-name="Text_20_body">
      <style:text-properties officeooo:rsid="0111bd4d" officeooo:paragraph-rsid="005bac90"/>
    </style:style>
    <style:style style:name="P109" style:family="paragraph" style:parent-style-name="Text_20_body">
      <style:text-properties officeooo:rsid="0219be80" officeooo:paragraph-rsid="0219be80"/>
    </style:style>
    <style:style style:name="P110" style:family="paragraph" style:parent-style-name="Text_20_body">
      <style:text-properties officeooo:rsid="0219be80" officeooo:paragraph-rsid="025cdf95"/>
    </style:style>
    <style:style style:name="P111" style:family="paragraph" style:parent-style-name="Text_20_body">
      <style:text-properties officeooo:rsid="021bdd12" officeooo:paragraph-rsid="021bdd12"/>
    </style:style>
    <style:style style:name="P112" style:family="paragraph" style:parent-style-name="Text_20_body">
      <style:text-properties officeooo:rsid="021bdd12" officeooo:paragraph-rsid="025c3a96"/>
    </style:style>
    <style:style style:name="P113" style:family="paragraph" style:parent-style-name="Text_20_body">
      <style:text-properties officeooo:rsid="021bdd12" officeooo:paragraph-rsid="02601086"/>
    </style:style>
    <style:style style:name="P114" style:family="paragraph" style:parent-style-name="Text_20_body">
      <style:text-properties officeooo:rsid="021db840" officeooo:paragraph-rsid="021db840"/>
    </style:style>
    <style:style style:name="P115" style:family="paragraph" style:parent-style-name="Text_20_body">
      <style:text-properties officeooo:rsid="021db840" officeooo:paragraph-rsid="0261cbf9"/>
    </style:style>
    <style:style style:name="P116" style:family="paragraph" style:parent-style-name="Text_20_body">
      <style:text-properties officeooo:rsid="021e9942" officeooo:paragraph-rsid="021e9942"/>
    </style:style>
    <style:style style:name="P117" style:family="paragraph" style:parent-style-name="Text_20_body">
      <style:text-properties officeooo:rsid="021e9942" officeooo:paragraph-rsid="022eeefb"/>
    </style:style>
    <style:style style:name="P118" style:family="paragraph" style:parent-style-name="Text_20_body">
      <style:text-properties officeooo:rsid="021e9942" officeooo:paragraph-rsid="026706c9"/>
    </style:style>
    <style:style style:name="P119" style:family="paragraph" style:parent-style-name="Text_20_body">
      <style:text-properties officeooo:rsid="021f7e58" officeooo:paragraph-rsid="021f7e58"/>
    </style:style>
    <style:style style:name="P120" style:family="paragraph" style:parent-style-name="Text_20_body">
      <style:text-properties officeooo:rsid="021f7e58" officeooo:paragraph-rsid="026a61e6"/>
    </style:style>
    <style:style style:name="P121" style:family="paragraph" style:parent-style-name="Text_20_body">
      <style:text-properties officeooo:rsid="02212684" officeooo:paragraph-rsid="02212684"/>
    </style:style>
    <style:style style:name="P122" style:family="paragraph" style:parent-style-name="Text_20_body">
      <style:text-properties officeooo:rsid="02212684" officeooo:paragraph-rsid="026b3f9f"/>
    </style:style>
    <style:style style:name="P123" style:family="paragraph" style:parent-style-name="Text_20_body">
      <style:text-properties officeooo:rsid="02218dea" officeooo:paragraph-rsid="02218dea"/>
    </style:style>
    <style:style style:name="P124" style:family="paragraph" style:parent-style-name="Text_20_body">
      <style:text-properties officeooo:rsid="02218dea" officeooo:paragraph-rsid="026b3f9f"/>
    </style:style>
    <style:style style:name="P125" style:family="paragraph" style:parent-style-name="Text_20_body">
      <style:text-properties officeooo:rsid="02233580" officeooo:paragraph-rsid="02233580"/>
    </style:style>
    <style:style style:name="P126" style:family="paragraph" style:parent-style-name="Text_20_body">
      <style:text-properties officeooo:rsid="02233580" officeooo:paragraph-rsid="026c7d12"/>
    </style:style>
    <style:style style:name="P127" style:family="paragraph" style:parent-style-name="Text_20_body">
      <style:text-properties officeooo:rsid="0225f8d5" officeooo:paragraph-rsid="0225f8d5"/>
    </style:style>
    <style:style style:name="P128" style:family="paragraph" style:parent-style-name="Text_20_body">
      <style:text-properties officeooo:rsid="0225f8d5" officeooo:paragraph-rsid="026c7d12"/>
    </style:style>
    <style:style style:name="P129" style:family="paragraph" style:parent-style-name="Text_20_body">
      <style:text-properties officeooo:paragraph-rsid="022d85be"/>
    </style:style>
    <style:style style:name="P130" style:family="paragraph" style:parent-style-name="Text_20_body">
      <style:text-properties officeooo:rsid="024de642" officeooo:paragraph-rsid="025c3a96"/>
    </style:style>
    <style:style style:name="P131" style:family="paragraph" style:parent-style-name="Text_20_body">
      <style:text-properties officeooo:rsid="0258f6c8" officeooo:paragraph-rsid="025c3a96"/>
    </style:style>
    <style:style style:name="P132" style:family="paragraph" style:parent-style-name="Text_20_body">
      <style:text-properties officeooo:rsid="025a563d" officeooo:paragraph-rsid="025a563d"/>
    </style:style>
    <style:style style:name="P133" style:family="paragraph" style:parent-style-name="Text_20_body">
      <style:text-properties officeooo:rsid="025a563d" officeooo:paragraph-rsid="025c3a96"/>
    </style:style>
    <style:style style:name="P134" style:family="paragraph" style:parent-style-name="Text_20_body">
      <style:text-properties officeooo:paragraph-rsid="025c3a96"/>
    </style:style>
    <style:style style:name="P135" style:family="paragraph" style:parent-style-name="Text_20_body">
      <style:text-properties style:font-name="Liberation Mono" fo:font-size="11pt" fo:font-style="normal" fo:font-weight="normal" officeooo:rsid="02233580" officeooo:paragraph-rsid="02629f36" style:font-size-asian="11pt" style:font-style-asian="normal" style:font-weight-asian="normal"/>
    </style:style>
    <style:style style:name="P136" style:family="paragraph" style:parent-style-name="Text_20_body">
      <style:text-properties style:font-name="Liberation Mono" fo:font-size="11pt" fo:font-style="normal" fo:font-weight="normal" officeooo:rsid="02233580" officeooo:paragraph-rsid="0264721e" style:font-size-asian="11pt" style:font-style-asian="normal" style:font-weight-asian="normal"/>
    </style:style>
    <style:style style:name="P137" style:family="paragraph" style:parent-style-name="Text_20_body">
      <style:text-properties style:font-name="Liberation Mono" fo:font-size="11pt" fo:font-style="normal" fo:font-weight="normal" officeooo:rsid="021e9942" officeooo:paragraph-rsid="026706c9" style:font-size-asian="11pt" style:font-style-asian="normal" style:font-weight-asian="normal"/>
    </style:style>
    <style:style style:name="P138" style:family="paragraph" style:parent-style-name="Text_20_body">
      <style:text-properties style:font-name="Liberation Mono" fo:font-size="11pt" fo:font-style="normal" fo:font-weight="normal" officeooo:rsid="021f7e58" officeooo:paragraph-rsid="026a61e6" style:font-size-asian="11pt" style:font-style-asian="normal" style:font-weight-asian="normal"/>
    </style:style>
    <style:style style:name="P139" style:family="paragraph" style:parent-style-name="Text_20_body">
      <style:text-properties style:font-name="Liberation Mono" fo:font-size="11pt" fo:font-style="normal" fo:font-weight="normal" officeooo:rsid="02212684" officeooo:paragraph-rsid="026b3f9f" style:font-size-asian="11pt" style:font-style-asian="normal" style:font-weight-asian="normal"/>
    </style:style>
    <style:style style:name="P140" style:family="paragraph" style:parent-style-name="Text_20_body">
      <style:text-properties officeooo:paragraph-rsid="02629f36"/>
    </style:style>
    <style:style style:name="P141" style:family="paragraph" style:parent-style-name="Text_20_body">
      <style:text-properties officeooo:paragraph-rsid="0264721e"/>
    </style:style>
    <style:style style:name="P142" style:family="paragraph" style:parent-style-name="Subtitle">
      <style:paragraph-properties fo:text-align="center" style:justify-single-word="false"/>
    </style:style>
    <style:style style:name="P143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44" style:family="paragraph" style:parent-style-name="Heading_20_1">
      <style:text-properties officeooo:rsid="00110ffa" officeooo:paragraph-rsid="016f6115"/>
    </style:style>
    <style:style style:name="P145" style:family="paragraph" style:parent-style-name="Heading_20_1">
      <style:text-properties officeooo:paragraph-rsid="016f6115"/>
    </style:style>
    <style:style style:name="P146" style:family="paragraph" style:parent-style-name="Heading_20_1">
      <style:text-properties officeooo:rsid="0009f559" officeooo:paragraph-rsid="016f6115"/>
    </style:style>
    <style:style style:name="P147" style:family="paragraph" style:parent-style-name="Heading_20_1">
      <style:text-properties officeooo:rsid="0009f559" officeooo:paragraph-rsid="0009f559"/>
    </style:style>
    <style:style style:name="P148" style:family="paragraph" style:parent-style-name="Heading_20_1">
      <style:text-properties officeooo:rsid="0180105a" officeooo:paragraph-rsid="0180105a"/>
    </style:style>
    <style:style style:name="P149" style:family="paragraph" style:parent-style-name="Heading_20_1">
      <style:text-properties officeooo:rsid="000fe471" officeooo:paragraph-rsid="016e61c8"/>
    </style:style>
    <style:style style:name="P150" style:family="paragraph" style:parent-style-name="Heading_20_1">
      <style:text-properties officeooo:rsid="0111bd4d" officeooo:paragraph-rsid="005bac90"/>
    </style:style>
    <style:style style:name="P151" style:family="paragraph" style:parent-style-name="Heading_20_1">
      <style:text-properties officeooo:paragraph-rsid="025c3a96"/>
    </style:style>
    <style:style style:name="P152" style:family="paragraph" style:parent-style-name="Heading_20_1">
      <style:text-properties officeooo:rsid="025a563d"/>
    </style:style>
    <style:style style:name="P153" style:family="paragraph" style:parent-style-name="Heading_20_1">
      <style:text-properties officeooo:paragraph-rsid="01e24f85"/>
    </style:style>
    <style:style style:name="P154" style:family="paragraph" style:parent-style-name="Table_20_Contents">
      <style:text-properties officeooo:rsid="02891144" officeooo:paragraph-rsid="02891144" fo:background-color="#00cc33"/>
    </style:style>
    <style:style style:name="P155" style:family="paragraph" style:parent-style-name="Table_20_Contents">
      <style:text-properties officeooo:rsid="02891144" officeooo:paragraph-rsid="02891144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19be80"/>
    </style:style>
    <style:style style:name="T34" style:family="text">
      <style:text-properties officeooo:rsid="0219f389"/>
    </style:style>
    <style:style style:name="T35" style:family="text">
      <style:text-properties officeooo:rsid="021e9942"/>
    </style:style>
    <style:style style:name="T36" style:family="text">
      <style:text-properties officeooo:rsid="0228a1f8"/>
    </style:style>
    <style:style style:name="T37" style:family="text">
      <style:text-properties officeooo:rsid="0234d44a"/>
    </style:style>
    <style:style style:name="T38" style:family="text">
      <style:text-properties officeooo:rsid="024a38dc"/>
    </style:style>
    <style:style style:name="T39" style:family="text">
      <style:text-properties officeooo:rsid="0275c149"/>
    </style:style>
    <style:style style:name="T40" style:family="text">
      <style:text-properties officeooo:rsid="027d7881"/>
    </style:style>
    <style:style style:name="T41" style:family="text">
      <style:text-properties officeooo:rsid="027ff301"/>
    </style:style>
    <style:style style:name="T42" style:family="text">
      <style:text-properties officeooo:rsid="0282c4e3"/>
    </style:style>
    <style:style style:name="T43" style:family="text">
      <style:text-properties officeooo:rsid="0282d942"/>
    </style:style>
    <style:style style:name="T44" style:family="text">
      <style:text-properties officeooo:rsid="0287824a"/>
    </style:style>
    <style:style style:name="T45" style:family="text">
      <style:text-properties officeooo:rsid="028842a2"/>
    </style:style>
    <style:style style:name="T46" style:family="text">
      <style:text-properties officeooo:rsid="0180105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42">A<text:span text:style-name="T39">pplied Control Engineering Toolbox for MATLAB and GNU Octave</text:span></text:p>
      <text:p text:style-name="P143">V<text:span text:style-name="T40">ersion</text:span> <text:span text:style-name="T44">2.9</text:span></text:p>
      <text:h text:style-name="P144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>Function name</text:p>
          </table:table-cell>
          <table:table-cell table:style-name="Table1.A1" office:value-type="string">
            <text:p text:style-name="P10">Description</text:p>
          </table:table-cell>
          <table:table-cell table:style-name="Table1.A1" office:value-type="string">
            <text:p text:style-name="P10">Status</text:p>
          </table:table-cell>
          <table:table-cell table:style-name="Table1.A1" office:value-type="string">
            <text:p text:style-name="P11">MIMO</text:p>
          </table:table-cell>
          <table:table-cell table:style-name="Table1.A1" office:value-type="string">
            <text:p text:style-name="P12">TF/SS</text:p>
          </table:table-cell>
          <table:table-cell table:style-name="Table1.F1" office:value-type="string">
            <text:p text:style-name="P19">Discrete</text:p>
          </table:table-cell>
        </table:table-row>
        <table:table-row>
          <table:table-cell table:style-name="Table1.A2" office:value-type="string">
            <text:p text:style-name="P30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2">No</text:p>
          </table:table-cell>
          <table:table-cell table:style-name="Table1.A2" office:value-type="string">
            <text:p text:style-name="P58"><text:span text:style-name="T6">N</text:span>/N</text:p>
          </table:table-cell>
          <table:table-cell table:style-name="Table1.F2" office:value-type="string">
            <text:p text:style-name="P79">Y</text:p>
          </table:table-cell>
        </table:table-row>
        <table:table-row>
          <table:table-cell table:style-name="Table1.A2" office:value-type="string">
            <text:p text:style-name="P30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1">No</text:p>
          </table:table-cell>
          <table:table-cell table:style-name="Table1.A2" office:value-type="string">
            <text:p text:style-name="P58"><text:span text:style-name="T5">N</text:span>/N</text:p>
          </table:table-cell>
          <table:table-cell table:style-name="Table1.F2" office:value-type="string">
            <text:p text:style-name="P79">Y</text:p>
          </table:table-cell>
        </table:table-row>
        <table:table-row table:style-name="Table1.4">
          <table:table-cell table:style-name="Table1.A2" office:value-type="string">
            <text:p text:style-name="P30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0">Yes</text:p>
          </table:table-cell>
          <table:table-cell table:style-name="Table1.A2" office:value-type="string">
            <text:p text:style-name="P58"><text:span text:style-name="T5">N</text:span>/<text:span text:style-name="T6">N</text:span></text:p>
          </table:table-cell>
          <table:table-cell table:style-name="Table1.F2" office:value-type="string">
            <text:p text:style-name="P79">Y</text:p>
          </table:table-cell>
        </table:table-row>
      </table:table>
      <text:h text:style-name="P145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0">Function name</text:p>
          </table:table-cell>
          <table:table-cell table:style-name="Table9.A1" office:value-type="string">
            <text:p text:style-name="P10">Description</text:p>
          </table:table-cell>
          <table:table-cell table:style-name="Table9.A1" office:value-type="string">
            <text:p text:style-name="P10">Status</text:p>
          </table:table-cell>
          <table:table-cell table:style-name="Table9.A1" office:value-type="string">
            <text:p text:style-name="P11">MIMO</text:p>
          </table:table-cell>
          <table:table-cell table:style-name="Table9.A1" office:value-type="string">
            <text:p text:style-name="P12">TF/SS</text:p>
          </table:table-cell>
          <table:table-cell table:style-name="Table9.F1" office:value-type="string">
            <text:p text:style-name="P18">Discrete</text:p>
          </table:table-cell>
        </table:table-row>
        <table:table-row>
          <table:table-cell table:style-name="Table9.A2" office:value-type="string">
            <text:p text:style-name="P50"><text:span text:style-name="T42">m</text:span>inreal</text:p>
          </table:table-cell>
          <table:table-cell table:style-name="Table9.A2" office:value-type="string">
            <text:p text:style-name="P51">Minimal <text:span text:style-name="T22">realization</text:span>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3"><text:span text:style-name="T42">b</text:span>alre<text:span text:style-name="T13">al</text:span></text:p>
          </table:table-cell>
          <table:table-cell table:style-name="Table9.A2" office:value-type="string">
            <text:p text:style-name="P43">Balanced realization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26">N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9"><text:span text:style-name="T42">m</text:span>odred</text:p>
          </table:table-cell>
          <table:table-cell table:style-name="Table9.A2" office:value-type="string">
            <text:p text:style-name="P29">Model reduction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26">N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42"><text:span text:style-name="T42">a</text:span>ppend</text:p>
          </table:table-cell>
          <table:table-cell table:style-name="Table9.A2" office:value-type="string">
            <text:p text:style-name="P42">Append <text:span text:style-name="T14">systems</text:span>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f</text:span>eedback</text:p>
          </table:table-cell>
          <table:table-cell table:style-name="Table9.A2" office:value-type="string">
            <text:p text:style-name="P24">Feedback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s</text:span>eries</text:p>
          </table:table-cell>
          <table:table-cell table:style-name="Table9.A2" office:value-type="string">
            <text:p text:style-name="P24">Serial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p</text:span>arallel</text:p>
          </table:table-cell>
          <table:table-cell table:style-name="Table9.A2" office:value-type="string">
            <text:p text:style-name="P24">Parallel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</table:table>
      <text:h text:style-name="P145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Function name</text:p>
          </table:table-cell>
          <table:table-cell table:style-name="Table2.A1" office:value-type="string">
            <text:p text:style-name="P10">Description</text:p>
          </table:table-cell>
          <table:table-cell table:style-name="Table2.A1" office:value-type="string">
            <text:p text:style-name="P10">Status</text:p>
          </table:table-cell>
          <table:table-cell table:style-name="Table2.A1" office:value-type="string">
            <text:p text:style-name="P11">MIMO</text:p>
          </table:table-cell>
          <table:table-cell table:style-name="Table2.A1" office:value-type="string">
            <text:p text:style-name="P13">TF/SS</text:p>
          </table:table-cell>
          <table:table-cell table:style-name="Table2.F1" office:value-type="string">
            <text:p text:style-name="P17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1"><text:span text:style-name="T42">p</text:span>zmap</text:p>
          </table:table-cell>
          <table:table-cell table:style-name="Table2.A2" office:value-type="string">
            <text:p text:style-name="P34">Plot poles and zeros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1"><text:span text:style-name="T42">d</text:span>amp</text:p>
          </table:table-cell>
          <table:table-cell table:style-name="Table2.A2" office:value-type="string">
            <text:p text:style-name="P34">Get the damping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2"><text:span text:style-name="T42">p</text:span>ole</text:p>
          </table:table-cell>
          <table:table-cell table:style-name="Table2.A2" office:value-type="string">
            <text:p text:style-name="P34">Get poles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2">zero</text:p>
          </table:table-cell>
          <table:table-cell table:style-name="Table2.A2" office:value-type="string">
            <text:p text:style-name="P34">zeros for SISO 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72">No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3">tzero</text:p>
          </table:table-cell>
          <table:table-cell table:style-name="Table2.A2" office:value-type="string">
            <text:p text:style-name="P34">zeros for MIM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3"><text:span text:style-name="T10">N</text:span>/Y</text:p>
          </table:table-cell>
          <table:table-cell table:style-name="Table2.F2" office:value-type="string">
            <text:p text:style-name="P71">Y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P145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Function name</text:p>
          </table:table-cell>
          <table:table-cell table:style-name="Table3.A1" office:value-type="string">
            <text:p text:style-name="P10">Description</text:p>
          </table:table-cell>
          <table:table-cell table:style-name="Table3.A1" office:value-type="string">
            <text:p text:style-name="P10">Status</text:p>
          </table:table-cell>
          <table:table-cell table:style-name="Table3.A1" office:value-type="string">
            <text:p text:style-name="P11">MIMO</text:p>
          </table:table-cell>
          <table:table-cell table:style-name="Table3.A1" office:value-type="string">
            <text:p text:style-name="P13">TF/SS</text:p>
          </table:table-cell>
          <table:table-cell table:style-name="Table3.F1" office:value-type="string">
            <text:p text:style-name="P16">Discrete</text:p>
          </table:table-cell>
        </table:table-row>
        <table:table-row>
          <table:table-cell table:style-name="Table3.A2" office:value-type="string">
            <text:p text:style-name="P1"><text:span text:style-name="T42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Y</text:p>
          </table:table-cell>
          <table:table-cell table:style-name="Table3.F2" office:value-type="string">
            <text:p text:style-name="P69">N</text:p>
          </table:table-cell>
        </table:table-row>
        <table:table-row>
          <table:table-cell table:style-name="Table3.A2" office:value-type="string">
            <text:p text:style-name="P37"><text:span text:style-name="T42">c</text:span>2dt</text:p>
          </table:table-cell>
          <table:table-cell table:style-name="Table3.A2" office:value-type="string">
            <text:p text:style-name="P37">Convert <text:span text:style-name="T1">continuous to discrete </text:span>with delay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<text:span text:style-name="T15">Y</text:span>/Y</text:p>
          </table:table-cell>
          <table:table-cell table:style-name="Table3.F2" office:value-type="string">
            <text:p text:style-name="P69">N</text:p>
          </table:table-cell>
        </table:table-row>
        <table:table-row>
          <table:table-cell table:style-name="Table3.A2" office:value-type="string">
            <text:p text:style-name="P35"><text:span text:style-name="T42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<text:span text:style-name="T11">Y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24"><text:span text:style-name="T42">d</text:span>2<text:span text:style-name="T3">d</text:span></text:p>
          </table:table-cell>
          <table:table-cell table:style-name="Table3.A2" office:value-type="string">
            <text:p text:style-name="P36">Rediscrete the model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<text:span text:style-name="T11">Y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3"><text:span text:style-name="T42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70">No</text:p>
          </table:table-cell>
          <table:table-cell table:style-name="Table3.A2" office:value-type="string">
            <text:p text:style-name="P60">Y/<text:span text:style-name="T21">N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3"><text:span text:style-name="T42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67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<text:span text:style-name="T7">N</text:span>/Y</text:p>
          </table:table-cell>
          <table:table-cell table:style-name="Table3.F2" office:value-type="string">
            <text:p text:style-name="P69">Y</text:p>
          </table:table-cell>
        </table:table-row>
      </table:table>
      <text:h text:style-name="P146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0">Function name</text:p>
          </table:table-cell>
          <table:table-cell table:style-name="Table4.A1" office:value-type="string">
            <text:p text:style-name="P20">Description</text:p>
          </table:table-cell>
          <table:table-cell table:style-name="Table4.A1" office:value-type="string">
            <text:p text:style-name="P20">Status</text:p>
          </table:table-cell>
          <table:table-cell table:style-name="Table4.A1" office:value-type="string">
            <text:p text:style-name="P11">MIMO </text:p>
          </table:table-cell>
          <table:table-cell table:style-name="Table4.A1" office:value-type="string">
            <text:p text:style-name="P13">TF/SS</text:p>
          </table:table-cell>
          <table:table-cell table:style-name="Table4.F1" office:value-type="string">
            <text:p text:style-name="P14">Discrete</text:p>
          </table:table-cell>
        </table:table-row>
        <table:table-row>
          <table:table-cell table:style-name="Table4.A2" office:value-type="string">
            <text:p text:style-name="P38">evalfr</text:p>
          </table:table-cell>
          <table:table-cell table:style-name="Table4.A2" office:value-type="string">
            <text:p text:style-name="P44">Get one frequency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8">freqresp</text:p>
          </table:table-cell>
          <table:table-cell table:style-name="Table4.A2" office:value-type="string">
            <text:p text:style-name="P44">Get multiple frequencie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"><text:span text:style-name="T42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8"><text:span text:style-name="T42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"><text:span text:style-name="T42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22"><text:span text:style-name="T42">s</text:span>igma</text:p>
          </table:table-cell>
          <table:table-cell table:style-name="Table4.A2" office:value-type="string">
            <text:p text:style-name="P22">Singular value <text:span text:style-name="T18">diagram</text:span>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27"><text:span text:style-name="T42">m</text:span>argin</text:p>
          </table:table-cell>
          <table:table-cell table:style-name="Table4.A2" office:value-type="string">
            <text:p text:style-name="P28">Stability margin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5"><text:span text:style-name="T42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45">Show all margin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55"><text:span text:style-name="T42">s</text:span>ensitivity</text:p>
          </table:table-cell>
          <table:table-cell table:style-name="Table4.A2" office:value-type="string">
            <text:p text:style-name="P55">Show sensitivity margin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7">db2mag</text:p>
          </table:table-cell>
          <table:table-cell table:style-name="Table4.A2" office:value-type="string">
            <text:p text:style-name="P89">Convert dB to magnintude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7">mag2db</text:p>
          </table:table-cell>
          <table:table-cell table:style-name="Table4.A2" office:value-type="string">
            <text:p text:style-name="P89">Conver magnintude to dB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94"><text:span text:style-name="T42">r</text:span>locus</text:p>
          </table:table-cell>
          <table:table-cell table:style-name="Table4.A2" office:value-type="string">
            <text:p text:style-name="P94">Root locus plot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155">findmaxgain</text:p>
          </table:table-cell>
          <table:table-cell table:style-name="Table4.A2" office:value-type="string">
            <text:p text:style-name="P155">Compute the max gain limit</text:p>
          </table:table-cell>
          <table:table-cell table:style-name="Table4.A2" office:value-type="string">
            <text:p text:style-name="P154">Done</text:p>
          </table:table-cell>
          <table:table-cell table:style-name="Table4.A2" office:value-type="string">
            <text:p text:style-name="P154">Yes</text:p>
          </table:table-cell>
          <table:table-cell table:style-name="Table4.A2" office:value-type="string">
            <text:p text:style-name="P154">Y/Y</text:p>
          </table:table-cell>
          <table:table-cell table:style-name="Table4.F2" office:value-type="string">
            <text:p text:style-name="P154">Y</text:p>
          </table:table-cell>
        </table:table-row>
        <table:table-row>
          <table:table-cell table:style-name="Table4.A2" office:value-type="string">
            <text:p text:style-name="P88">dBdrop</text:p>
          </table:table-cell>
          <table:table-cell table:style-name="Table4.A2" office:value-type="string">
            <text:p text:style-name="P87">Find the frequency at 3 dB drop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</table:table>
      <text:h text:style-name="P147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1">MIMO</text:p>
          </table:table-cell>
          <table:table-cell table:style-name="Table5.A1" office:value-type="string">
            <text:p text:style-name="P13">TF/SS</text:p>
          </table:table-cell>
          <table:table-cell table:style-name="Table5.F1" office:value-type="string">
            <text:p text:style-name="P15">Discrete</text:p>
          </table:table-cell>
        </table:table-row>
        <table:table-row>
          <table:table-cell table:style-name="Table5.A2" office:value-type="string">
            <text:p text:style-name="P48">gensig</text:p>
          </table:table-cell>
          <table:table-cell table:style-name="Table5.A2" office:value-type="string">
            <text:p text:style-name="P90">Generate signals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83">No</text:p>
          </table:table-cell>
          <table:table-cell table:style-name="Table5.A2" office:value-type="string">
            <text:p text:style-name="P84">N/N</text:p>
          </table:table-cell>
          <table:table-cell table:style-name="Table5.F2" office:value-type="string">
            <text:p text:style-name="P62">Y</text:p>
          </table:table-cell>
        </table:table-row>
        <table:table-row>
          <table:table-cell table:style-name="Table5.A2" office:value-type="string">
            <text:p text:style-name="P3"><text:span text:style-name="T42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2">Y</text:p>
          </table:table-cell>
        </table:table-row>
        <table:table-row>
          <table:table-cell table:style-name="Table5.A2" office:value-type="string">
            <text:p text:style-name="P3"><text:span text:style-name="T42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5"><text:span text:style-name="T42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49">initial</text:p>
          </table:table-cell>
          <table:table-cell table:style-name="Table5.A2" office:value-type="string">
            <text:p text:style-name="P91">Response with initial conditions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<text:span text:style-name="T41">N</text:span>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3"><text:span text:style-name="T42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3"><text:span text:style-name="T45">nl</text:span>sim</text:p>
          </table:table-cell>
          <table:table-cell table:style-name="Table5.A2" office:value-type="string">
            <text:p text:style-name="P3"><text:span text:style-name="T45">Nonl</text:span>inear simulation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</table:table>
      <text:h text:style-name="P153" text:outline-level="1"><text:soft-page-break/><text:span text:style-name="T46">Singel variable control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1">MIMO</text:p>
          </table:table-cell>
          <table:table-cell table:style-name="Table10.A1" office:value-type="string">
            <text:p text:style-name="P13">TF/SS</text:p>
          </table:table-cell>
          <table:table-cell table:style-name="Table10.F1" office:value-type="string">
            <text:p text:style-name="P15">Discrete</text:p>
          </table:table-cell>
        </table:table-row>
        <table:table-row>
          <table:table-cell table:style-name="Table10.A2" office:value-type="string">
            <text:p text:style-name="P25"><text:span text:style-name="T42">p</text:span>id</text:p>
          </table:table-cell>
          <table:table-cell table:style-name="Table10.A2" office:value-type="string">
            <text:p text:style-name="P53"><text:span text:style-name="T28">Parallel </text:span>PID controller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N/N</text:p>
          </table:table-cell>
          <table:table-cell table:style-name="Table10.F2" office:value-type="string">
            <text:p text:style-name="P96">Y</text:p>
          </table:table-cell>
        </table:table-row>
        <table:table-row>
          <table:table-cell table:style-name="Table10.A2" office:value-type="string">
            <text:p text:style-name="P100">pipd</text:p>
          </table:table-cell>
          <table:table-cell table:style-name="Table10.A2" office:value-type="string">
            <text:p text:style-name="P98">Serial PID controller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N/N</text:p>
          </table:table-cell>
          <table:table-cell table:style-name="Table10.F2" office:value-type="string">
            <text:p text:style-name="P96">Y</text:p>
          </table:table-cell>
        </table:table-row>
        <table:table-row>
          <table:table-cell table:style-name="Table10.A2" office:value-type="string">
            <text:p text:style-name="P52"><text:span text:style-name="T42">l</text:span>oop</text:p>
          </table:table-cell>
          <table:table-cell table:style-name="Table10.A2" office:value-type="string">
            <text:p text:style-name="P52">Loopshaping <text:span text:style-name="T23">controller</text:span>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<text:span text:style-name="T32">Y</text:span>/N</text:p>
          </table:table-cell>
          <table:table-cell table:style-name="Table10.F2" office:value-type="string">
            <text:p text:style-name="P96">Y</text:p>
          </table:table-cell>
        </table:table-row>
        <table:table-row>
          <table:table-cell table:style-name="Table10.A2" office:value-type="string">
            <text:p text:style-name="P54"><text:span text:style-name="T42">a</text:span>cker</text:p>
          </table:table-cell>
          <table:table-cell table:style-name="Table10.A2" office:value-type="string">
            <text:p text:style-name="P54">Acker <text:span text:style-name="T25">formula</text:span>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<text:span text:style-name="T31">N</text:span>/<text:span text:style-name="T29">Y</text:span></text:p>
          </table:table-cell>
          <table:table-cell table:style-name="Table10.F2" office:value-type="string">
            <text:p text:style-name="P96">Y</text:p>
          </table:table-cell>
        </table:table-row>
      </table:table>
      <text:h text:style-name="P148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1">MIMO</text:p>
          </table:table-cell>
          <table:table-cell table:style-name="Table12.A1" office:value-type="string">
            <text:p text:style-name="P13">TF/SS</text:p>
          </table:table-cell>
          <table:table-cell table:style-name="Table12.F1" office:value-type="string">
            <text:p text:style-name="P15">Discrete</text:p>
          </table:table-cell>
        </table:table-row>
        <table:table-row>
          <table:table-cell table:style-name="Table12.A2" office:value-type="string">
            <text:p text:style-name="P39">lqr</text:p>
          </table:table-cell>
          <table:table-cell table:style-name="Table12.A2" office:value-type="string">
            <text:p text:style-name="P40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39">lqe</text:p>
          </table:table-cell>
          <table:table-cell table:style-name="Table12.A2" office:value-type="string">
            <text:p text:style-name="P40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99">Lqi</text:p>
          </table:table-cell>
          <table:table-cell table:style-name="Table12.A2" office:value-type="string">
            <text:p text:style-name="P99">Linear quadratic integral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56">reg</text:p>
          </table:table-cell>
          <table:table-cell table:style-name="Table12.A2" office:value-type="string">
            <text:p text:style-name="P41">Generates <text:span text:style-name="T9">the LQ-model</text:span>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56"><text:span text:style-name="T42">l</text:span>qgreg</text:p>
          </table:table-cell>
          <table:table-cell table:style-name="Table12.A2" office:value-type="string">
            <text:p text:style-name="P41">Generates the Gaussian LQ<text:span text:style-name="T37">G</text:span>-model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</table:table>
      <text:h text:style-name="P149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1">MIMO</text:p>
          </table:table-cell>
          <table:table-cell table:style-name="Table7.A1" office:value-type="string">
            <text:p text:style-name="P13">TF/SS</text:p>
          </table:table-cell>
          <table:table-cell table:style-name="Table7.F1" office:value-type="string">
            <text:p text:style-name="P15">Discrete</text:p>
          </table:table-cell>
        </table:table-row>
        <table:table-row>
          <table:table-cell table:style-name="Table7.A2" office:value-type="string">
            <text:p text:style-name="P21"><text:span text:style-name="T42">l</text:span>yap</text:p>
          </table:table-cell>
          <table:table-cell table:style-name="Table7.A2" office:value-type="string">
            <text:p text:style-name="P21">Solve Lyapunov <text:span text:style-name="T17">equation</text:span>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<text:span text:style-name="T43">N</text:span>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6">are</text:p>
          </table:table-cell>
          <table:table-cell table:style-name="Table7.A2" office:value-type="string">
            <text:p text:style-name="P46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86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2"><text:span text:style-name="T42">o</text:span>bsv</text:p>
          </table:table-cell>
          <table:table-cell table:style-name="Table7.A2" office:value-type="string">
            <text:p text:style-name="P22">Observbility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3"><text:span text:style-name="T42">c</text:span>trb</text:p>
          </table:table-cell>
          <table:table-cell table:style-name="Table7.A2" office:value-type="string">
            <text:p text:style-name="P23">Controllbility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3"><text:span text:style-name="T42">g</text:span>ram</text:p>
          </table:table-cell>
          <table:table-cell table:style-name="Table7.A2" office:value-type="string">
            <text:p text:style-name="P93">Gramian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2"><text:span text:style-name="T42">h</text:span>svd</text:p>
          </table:table-cell>
          <table:table-cell table:style-name="Table7.A2" office:value-type="string">
            <text:p text:style-name="P92">Hankel singular values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5"><text:span text:style-name="T42">c</text:span>ovar</text:p>
          </table:table-cell>
          <table:table-cell table:style-name="Table7.A2" office:value-type="string">
            <text:p text:style-name="P95">Covaraiance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</table:table>
      <text:h text:style-name="P150" text:outline-level="1"/>
      <text:p text:style-name="P108"/>
      <text:p text:style-name="P108"/>
      <text:p text:style-name="P108"/>
      <text:p text:style-name="P108"/>
      <text:p text:style-name="P108"/>
      <text:p text:style-name="P107"/>
      <text:h text:style-name="P151" text:outline-level="1"><text:soft-page-break/><text:span text:style-name="T38">LQR + LQI</text:span>:</text:h>
      <text:p text:style-name="P130">Assume that we have a regular state space model</text:p>
      <text:p text:style-name="P134"><draw:frame draw:style-name="fr1" draw:name="Object16" text:anchor-type="as-char" svg:y="-0.554cm" svg:width="2.148cm" svg:height="0.958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2">The LQR control law </text:p>
      <text:p text:style-name="P112"><draw:frame draw:style-name="fr1" draw:name="Object19" text:anchor-type="as-char" svg:y="-0.377cm" svg:width="2.646cm" svg:height="0.533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12">with integral action LQI</text:p>
      <text:p text:style-name="P112"><draw:frame draw:style-name="fr1" draw:name="Object18" text:anchor-type="as-char" svg:y="-0.656cm" svg:width="4.507cm" svg:height="1.189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31">This will create the augmented state space model</text:p>
      <text:p text:style-name="P131"><draw:frame draw:style-name="fr1" draw:name="Object20" text:anchor-type="as-char" svg:y="-0.91cm" svg:width="6.195cm" svg:height="1.672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3">With the LQR and LQI control law. The augmented state space model will then be:</text:p>
      <text:p text:style-name="P133"><draw:frame draw:style-name="fr1" draw:name="Object21" text:anchor-type="as-char" svg:y="-1.224cm" svg:width="6.193cm" svg:height="2.41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LQR + LQE:</text:h>
      <text:p text:style-name="P110">Assume a state space gaussian model</text:p>
      <text:p text:style-name="P110"><draw:frame draw:style-name="fr1" draw:name="Object23" text:anchor-type="as-char" svg:y="-0.586cm" svg:width="3.119cm" svg:height="1.081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0">And a <text:bookmark-start text:name="__DdeLink__1457_9716489321"/>state <text:span text:style-name="T34">state space</text:span> gaussian observer<text:bookmark-end text:name="__DdeLink__1457_9716489321"/></text:p>
      <text:p text:style-name="P110"><draw:frame draw:style-name="fr1" draw:name="Object22" text:anchor-type="as-char" svg:y="-0.82cm" svg:width="8.895cm" svg:height="1.554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13">The LQR control law </text:p>
      <text:p text:style-name="P113"><draw:frame draw:style-name="fr1" draw:name="Object24" text:anchor-type="as-char" svg:y="-0.377cm" svg:width="2.099cm" svg:height="0.469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15">One important step is to create one error state of diffrence between real state and estimated state</text:p>
      <text:p text:style-name="P115"><draw:frame draw:style-name="fr1" draw:name="Object25" text:anchor-type="as-char" svg:y="-0.377cm" svg:width="1.685cm" svg:height="0.467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15">This will change the control law to <text:span text:style-name="T35">a new control law</text:span></text:p>
      <text:p text:style-name="P115"><draw:frame draw:style-name="fr1" draw:name="Object27" text:anchor-type="as-char" svg:y="-0.377cm" svg:width="4.417cm" svg:height="0.469cm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15">Because</text:p>
      <text:p text:style-name="P103"><draw:frame draw:style-name="fr1" draw:name="Object26" text:anchor-type="as-char" svg:y="-0.377cm" svg:width="1.991cm" svg:height="0.469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3"/>
      <text:p text:style-name="P140">Insert <text:span text:style-name="T35">the new control law into the state space gaussian model</text:span></text:p>
      <text:p text:style-name="P135"><draw:frame draw:style-name="fr1" draw:name="Object28" text:anchor-type="as-char" svg:y="-0.594cm" svg:width="5.44cm" svg:height="1.102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41">Insert the new control law to the output of the state space gaussian model</text:p>
      <text:p text:style-name="P136"><draw:frame draw:style-name="fr1" draw:name="Object29" text:anchor-type="as-char" svg:y="-0.594cm" svg:width="5.592cm" svg:height="1.102cm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18">Insert the new control law into the <text:span text:style-name="T33">state state space gaussian observer</text:span></text:p>
      <text:p text:style-name="P137"><draw:frame draw:style-name="fr1" draw:name="Object30" text:anchor-type="as-char" svg:y="-0.896cm" svg:width="8.012cm" svg:height="1.706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20">Assume now</text:p>
      <text:p text:style-name="P138"><draw:frame draw:style-name="fr1" draw:name="Object31" text:anchor-type="as-char" svg:y="-1.457cm" svg:width="13.111cm" svg:height="2.762cm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38"/>
      <text:p text:style-name="P138"/>
      <text:p text:style-name="P122"><text:soft-page-break/>Remember </text:p>
      <text:p text:style-name="P122"><draw:frame draw:style-name="fr1" draw:name="Object33" text:anchor-type="as-char" svg:y="-0.377cm" svg:width="1.685cm" svg:height="0.469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24">Which results:</text:p>
      <text:p text:style-name="P139"><draw:frame draw:style-name="fr1" draw:name="Object32" text:anchor-type="as-char" svg:y="-0.914cm" svg:width="6.996cm" svg:height="1.741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26">The whole state space model will then be:</text:p>
      <text:p text:style-name="P126"><draw:frame draw:style-name="fr1" draw:name="Object35" text:anchor-type="as-char" svg:y="-1.718cm" svg:width="8.788cm" svg:height="3.36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28">Because <text:span text:style-name="T36">the most important equations are:</text:span></text:p>
      <text:p text:style-name="P105"><draw:frame draw:style-name="fr1" draw:name="Object34" text:anchor-type="as-char" svg:y="-0.887cm" svg:width="5.616cm" svg:height="1.69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38">LQR + LQE + LQI</text:span>:</text:h>
      <text:p text:style-name="P109">Assume a state space gaussian model</text:p>
      <text:p text:style-name="P109"><draw:frame draw:style-name="fr1" draw:name="Object1" text:anchor-type="as-char" svg:y="-0.586cm" svg:width="3.119cm" svg:height="1.0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9">And a <text:bookmark-start text:name="__DdeLink__1457_971648932"/>state <text:span text:style-name="T34">state space</text:span> gaussian observer<text:bookmark-end text:name="__DdeLink__1457_971648932"/></text:p>
      <text:p text:style-name="P109"><draw:frame draw:style-name="fr1" draw:name="Object2" text:anchor-type="as-char" svg:y="-0.82cm" svg:width="8.895cm" svg:height="1.55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1">The LQR control law </text:p>
      <text:p text:style-name="P111"><draw:frame draw:style-name="fr1" draw:name="Object3" text:anchor-type="as-char" svg:y="-0.377cm" svg:width="2.64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1">with integral action LQI</text:p>
      <text:p text:style-name="P111"><draw:frame draw:style-name="fr1" draw:name="Object4" text:anchor-type="as-char" svg:y="-0.654cm" svg:width="5.542cm" svg:height="1.1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4">One important step is to create one error state of diffrence between real state and estimated state</text:p>
      <text:p text:style-name="P114"><draw:frame draw:style-name="fr1" draw:name="Object5" text:anchor-type="as-char" svg:y="-0.377cm" svg:width="1.68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4">This will change the control law to <text:span text:style-name="T35">a new control law</text:span></text:p>
      <text:p text:style-name="P114"><draw:frame draw:style-name="fr1" draw:name="Object6" text:anchor-type="as-char" svg:y="-0.377cm" svg:width="5.51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4">Because</text:p>
      <text:p text:style-name="P102"><draw:frame draw:style-name="fr1" draw:name="Object7" text:anchor-type="as-char" svg:y="-0.377cm" svg:width="1.991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01"/>
      <text:p text:style-name="P125">Insert the new control law into the integral state</text:p>
      <text:p text:style-name="P125"><draw:frame draw:style-name="fr1" draw:name="Object14" text:anchor-type="as-char" svg:y="-0.594cm" svg:width="14.201cm" svg:height="1.102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Text_20_body">Insert <text:span text:style-name="T35">the new control law into the state space gaussian model</text:span></text:p>
      <text:p text:style-name="Text_20_body"><draw:frame draw:style-name="fr1" draw:name="Object8" text:anchor-type="as-char" svg:y="-0.594cm" svg:width="5.965cm" svg:height="1.10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29">Insert the new control law to the output of the state space gaussian model</text:p>
      <text:p text:style-name="P129"><draw:frame draw:style-name="fr1" draw:name="Object17" text:anchor-type="as-char" svg:y="-0.594cm" svg:width="6.115cm" svg:height="1.102cm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17">Insert the new control law into the <text:span text:style-name="T33">state state space gaussian observer</text:span></text:p>
      <text:p text:style-name="P116"><draw:frame draw:style-name="fr1" draw:name="Object9" text:anchor-type="as-char" svg:y="-0.896cm" svg:width="8.537cm" svg:height="1.7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9">Assume now</text:p>
      <text:p text:style-name="P119"><text:soft-page-break/><draw:frame draw:style-name="fr1" draw:name="Object10" text:anchor-type="as-char" svg:y="-1.457cm" svg:width="14.706cm" svg:height="2.76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21">Remember </text:p>
      <text:p text:style-name="P121"><draw:frame draw:style-name="fr1" draw:name="Object11" text:anchor-type="as-char" svg:y="-0.377cm" svg:width="1.685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23">Which results</text:p>
      <text:p text:style-name="P121"><draw:frame draw:style-name="fr1" draw:name="Object12" text:anchor-type="as-char" svg:y="-0.91cm" svg:width="6.989cm" svg:height="1.73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5">The whole state space model will then be:</text:p>
      <text:p text:style-name="P125"><draw:frame draw:style-name="fr1" draw:name="Object13" text:anchor-type="as-char" svg:y="-1.817cm" svg:width="10.079cm" svg:height="3.62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27">Because <text:span text:style-name="T36">the most important equations are:</text:span></text:p>
      <text:p text:style-name="P104"><draw:frame draw:style-name="fr1" draw:name="Object15" text:anchor-type="as-char" svg:y="-1.166cm" svg:width="6.847cm" svg:height="2.24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6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52" text:outline-level="1"><text:soft-page-break/></text:h>
      <text:p text:style-name="P1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2-15T18:14:56.701547732</dc:date>
    <meta:editing-duration>P5DT5H38M2S</meta:editing-duration>
    <meta:editing-cycles>560</meta:editing-cycles>
    <meta:generator>LibreOffice/5.1.6.2$Linux_X86_64 LibreOffice_project/10m0$Build-2</meta:generator>
    <meta:document-statistic meta:table-count="9" meta:image-count="0" meta:object-count="35" meta:page-count="9" meta:paragraph-count="493" meta:word-count="843" meta:character-count="4362" meta:non-whitespace-character-count="3969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 mathvariant="italic">BLi</mi>
            </mrow>
            <mrow>
              <msub>
                <mi>x</mi>
                <mi>i</mi>
              </msub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BLi x_i + B_d d  ] - [ A hat x + BL tilde x -BL x + BLi x_i + KCx + KB_n n - KC hat x ] newline
alignl dot tilde x = Ax - BLx + BL tilde x + BLi x_i + B_d d - A hat x - BL tilde x + BL x - BLi x_i - KCx - KB_n n + KC hat x newline
alignl dot tilde x = Ax + B_d d - A hat x - KCx - KB_n n + KC hat x newline</annotation>
  </semantics>
</math>
</file>

<file path=Object 11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  <mtd>
                        <mi mathvariant="italic">BLi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  <mtd>
                        <mn>0</mn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</mi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 ## dot x_i}  right ] = left [ matrix{(A-BL) # BL # BLi ## 0 # (A-KC) # 0 ## (DL-C) # -DL # -DLi} right ] left [ matrix{x ## tilde x ## x_i} right ] + left [ matrix{0 # B_d # 0 ## 0 # B_d # - KB_n ## 1 # 0 # -B_n} right ] left [ matrix{r ## d ## n} right ] newline

alignl y = left [ matrix{(C-DL) # DL # DLi}  right] left [ matrix{x ## tilde x ## x_i} right ] +  left [ matrix{0 # 0 # B_n}  right] left [ matrix{r ## d ## n} right ]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L</mi>
              </mrow>
            </mrow>
            <mrow>
              <mover accent="true">
                <mi>x</mi>
                <mo stretchy="false">~</mo>
              </mover>
              <mo stretchy="false">+</mo>
              <mi mathvariant="italic">DL</mi>
            </mrow>
            <mrow>
              <mi>x</mi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row>
              <mi>n</mi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</mtable>
    <annotation encoding="StarMath 5.0">alignl dot x_i = r - y = r - Cx - D(L tilde x - L x + Li x_i) - B_n n newline
alignl dot x_i = r - y = r - Cx - DL tilde x + DL x - DLi x_i - B_n n = r + ( DL - C )x - DL tilde x - DLi x_i - B_n n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Li x_i + B_d d newline
alignl dot tilde x = ( A - KC ) tilde x + B_d d - KB_n n newline
alignl dot x_i = r + ( DL - C )x - DL tilde x - DLi x_i - B_n n newline
alignl y = (C - DL)x + DL tilde x + DLi x_i + B_n n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Li x_i) + B_n n newline
alignl y = (C - DL)x + DL tilde x + DLi x_i + B_n n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i</mi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x</mi>
                    </mtd>
                  </mtr>
                  <mtr>
                    <mtd>
                      <msub>
                        <mi>x</mi>
                        <mi>i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left[ matrix{dot x## dot x_i} right ] = left [ matrix{(A -BL) # BLi ## (DL-C) # -DLi} right ] left[ matrix{x## x_i} right ]  + left [ matrix{0 ## 1} right ]left[ matrix{r} right ] newline

alignl left [matrix{y} right] = left[ matrix{(C-DL) # DLi} right]left[ matrix{x## x_i} right ] 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o stretchy="false">=</mo>
            <mrow>
              <mi mathvariant="italic">Ax</mi>
              <mo stretchy="false">+</mo>
              <mi mathvariant="italic">Bu</mi>
            </mrow>
          </mrow>
        </mtd>
      </mtr>
      <mtr>
        <mtd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dot x = Ax + Bu  newline
y = Cx + Du </annotation>
  </semantics>
</math>
</file>

<file path=Object 19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 mathvariant="italic">Li</mi>
      </mrow>
      <msub>
        <mi>x</mi>
        <mi>i</mi>
      </msub>
    </mrow>
    <annotation encoding="StarMath 5.0">u = -L x + Li x_i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x</mi>
                <mi>i</mi>
              </msub>
              <mo stretchy="false">˙</mo>
            </mover>
            <mo stretchy="false">=</mo>
            <mrow>
              <mi>r</mi>
              <mo stretchy="false">−</mo>
              <mi>y</mi>
            </mrow>
            <mo stretchy="false">=</mo>
            <mrow>
              <mi>r</mi>
              <mo stretchy="false">−</mo>
              <mi mathvariant="italic">Cx</mi>
              <mo stretchy="false">−</mo>
              <mi mathvariant="italic">Du</mi>
            </mrow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i>r</mi>
                    <mo stretchy="false">−</mo>
                    <mi mathvariant="italic">Cx</mi>
                    <mo stretchy="false">−</mo>
                    <mi mathvariant="italic">Du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 newline
alignl x_i = int dot x_i  =int (r - Cx - Du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C</mi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</mtr>
                    <mtr>
                      <mtd>
                        <mrow>
                          <mo stretchy="false">−</mo>
                          <mi>D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u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left[ matrix{dot x## dot x_i} right ] = left [ matrix{A # 0 ## -C # 0} right ] left[ matrix{x## x_i} right ] + left [ matrix{B ## -D} right ]left[ matrix{u} right ] + left [ matrix{0 ## 1} right ]left[ matrix{r} right ] newline

alignl y = Cx + Du 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24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>r</mi>
      </mrow>
    </mrow>
    <annotation encoding="StarMath 5.0">u = -L x + r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26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row>
          <mover accent="true">
            <mi>x</mi>
            <mo stretchy="false">^</mo>
          </mover>
          <mo stretchy="false">+</mo>
          <mi>r</mi>
        </mrow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>r</mi>
      </mrow>
    </mrow>
    <annotation encoding="StarMath 5.0">u = -L hat x + r = L tilde x - L x + r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r) + B_d d newline
alignl dot x = (A-BL)x + BL tilde x + Br + B_d d 
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r) + B_n n newline
alignl y = (C - DL)x + DL tilde x + Dr + B_n n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sub>
        <mi>x</mi>
        <mi>i</mi>
      </msub>
    </mrow>
    <annotation encoding="StarMath 5.0">u = -L hat x + Li x_i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r</mi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r) + K(Cx + B_n n - C hat x) newline
alignl dot hat x = A hat x + BL tilde x -BL x + Br + KCx + KB_n n - KC hat x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>r</mi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>r</mi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>r</mi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>r</mi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r + B_d d  ] - [ A hat x + BL tilde x -BL x + r + KCx + KB_n n - KC hat x ] newline
alignl dot tilde x = Ax - BLx + BL tilde x + r + B_d d - A hat x - BL tilde x + BL x - r - KCx - KB_n n + KC hat x newline
alignl dot tilde x = Ax + B_d d - A hat x - KCx - KB_n n + KC hat x newline</annotation>
  </semantics>
</math>
</file>

<file path=Object 3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33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r + B_d d newline
alignl dot tilde x = ( A - KC ) tilde x + B_d d - KB_n n newline
alignl y = (C - DL)x + DL tilde x + Dr + B_n n</annotation>
  </semantics>
</math>
</file>

<file path=Object 35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 mathvariant="italic">Dr</mi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}  right ] = left [ matrix{(A-BL) # BL  ## 0 # (A-KC)} right ] left [ matrix{x ## tilde x} right ] + left [ matrix{B # B_d # 0 ## 0 # B_d # - KB_n} right ] left [ matrix{r ## d ## n} right ] newline

alignl y = left [ matrix{(C-DL) # DL}  right] left [ matrix{x ## tilde x} right ] +  left [ matrix{Dr # 0 # B_n}  right] left [ matrix{r ## d ## n} right ]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u</mi>
                <mo stretchy="false">−</mo>
                <msub>
                  <mi>B</mi>
                  <mi>n</mi>
                </msub>
              </mrow>
            </mrow>
            <mi>n</mi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row>
                      <mi>r</mi>
                      <mo stretchy="false">−</mo>
                      <mi mathvariant="italic">Cx</mi>
                      <mo stretchy="false">−</mo>
                      <mi mathvariant="italic">Du</mi>
                      <mo stretchy="false">−</mo>
                      <msub>
                        <mi>B</mi>
                        <mi>n</mi>
                      </msub>
                    </mrow>
                    <mi>n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- B_n n newline
alignl x_i = int dot x_i  =int (r - Cx - Du - B_n n)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row>
        <msub>
          <mi>x</mi>
          <mi>i</mi>
        </msub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 mathvariant="italic">Li</mi>
      </mrow>
      <msub>
        <mi>x</mi>
        <mi>i</mi>
      </msub>
    </mrow>
    <annotation encoding="StarMath 5.0">u = -L hat x + Li x_i = L tilde x - L x + Li x_i</annotation>
  </semantics>
</math>
</file>

<file path=Object 7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Li x_i) + B_d d newline
alignl dot x = (A-BL)x + BL tilde x + BLi x_i + B_d d 
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Li x_i) + K(Cx + B_n n - C hat x) newline
alignl dot hat x = A hat x + BL tilde x -BL x + BLi x_i + KCx + KB_n n - KC hat x</annotation>
  </semantics>
</math>
</file>